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TakaoPGothic" svg:font-family="TakaoP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LGC Sans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63c44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80feb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84fa5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a3553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bb442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cec78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dcd06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1fafce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207d67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LGC Sans" fo:font-size="13pt" fo:font-style="normal" style:text-underline-style="none" fo:font-weight="normal" officeooo:paragraph-rsid="00221fd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3c4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4fa5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a3553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3c44" style:font-style-asian="italic" style:font-style-complex="italic"/>
    </style:style>
    <style:style style:name="T8" style:family="text">
      <style:text-properties officeooo:rsid="00163c44"/>
    </style:style>
    <style:style style:name="T9" style:family="text">
      <style:text-properties officeooo:rsid="00180feb"/>
    </style:style>
    <style:style style:name="T10" style:family="text">
      <style:text-properties officeooo:rsid="00184fa5"/>
    </style:style>
    <style:style style:name="T11" style:family="text">
      <style:text-properties officeooo:rsid="001a3553"/>
    </style:style>
    <style:style style:name="T12" style:family="text">
      <style:text-properties officeooo:rsid="001bb442"/>
    </style:style>
    <style:style style:name="T13" style:family="text">
      <style:text-properties officeooo:rsid="001cec78"/>
    </style:style>
    <style:style style:name="T14" style:family="text">
      <style:text-properties officeooo:rsid="001dcd06"/>
    </style:style>
    <style:style style:name="T15" style:family="text">
      <style:text-properties officeooo:rsid="001fafce"/>
    </style:style>
    <style:style style:name="T16" style:family="text">
      <style:text-properties officeooo:rsid="00207d67"/>
    </style:style>
    <style:style style:name="T17" style:family="text">
      <style:text-properties officeooo:rsid="00221f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Breve de Casos De Usos.</text:p>
      <text:p text:style-name="P1"/>
      <text:p text:style-name="P1"><text:span text:style-name="T1">Caso de </text:span><text:span text:style-name="T5">uso: </text:span>Amigos en Común</text:p>
      <text:p text:style-name="P1"/>
      <text:p text:style-name="P1">Un usuario dentro del sistema tiene una relación de amistad con otro usuario del sistema. Se verifican los usuarios amigos de cada uno, buscando coincidencias de amigos. Si hay 2 o más amigos en común, se notifica la coincidencia a ambos usuarios.</text:p>
      <text:p text:style-name="P1"/>
      <text:p text:style-name="P1"><text:span text:style-name="T1">Caso de uso:</text:span> Solicitud de amistad (by <text:span text:style-name="T6">Jonathan Antolini</text:span>)</text:p>
      <text:p text:style-name="P1"/>
      <text:p text:style-name="P1">Cada usuario a la hora de agregar un nuevo amigo , primero buscara a esa persona , luego le enviara una solicitud , el usuario solicitado debera responder esa solicitud satisfactoriamente o no , de acuerdo si desee ser o no amigo de el usuario demandante. </text:p>
      <text:p text:style-name="P1"/>
      <text:p text:style-name="P1"><text:span text:style-name="T1">Caso de uso:</text:span> Rol de Administrador (by <text:span text:style-name="T6">Jonathan Antolini</text:span>)</text:p>
      <text:p text:style-name="P1"/>
      <text:p text:style-name="P1">El administrador puede realizar distintas actividades , como por ejemplo mirar todos los muros y comentarios de los usuarios , para ello el sistema tiene que verificar que tenga rol de administrador una vez que chequea eso puede darle los permisos necesarios.</text:p>
      <text:p text:style-name="P1"/>
      <text:p text:style-name="P1"><text:span text:style-name="T1">Caso de uso:</text:span> Manejo de permisos (by <text:span text:style-name="T6">Jonathan Antolini</text:span>)</text:p>
      <text:p text:style-name="P1"/>
      <text:p text:style-name="P1">Descripción: Cada usuario realiza su acción ya sea comentar una foto , borrar un comentario suyo , el sistema debe chequear si posee permisos y su rol , para poder ver que tipos de privilegios tiene.</text:p>
      <text:p text:style-name="P1"/>
      <text:p text:style-name="P1"><text:span text:style-name="T1">Caso de uso:</text:span> Control_Ingreso</text:p>
      <text:p text:style-name="P1"/>
      <text:p text:style-name="P1">Cuando un usuario ingresa al sistema, se produce una verificación del usuario, a fin de saber si es un usuario registrado o no. </text:p>
      <text:p text:style-name="P1">Si el usuario no esta registrado, no le permite ingresar al sistema. Si efectivamente es un usuario registrado, se le permite ingresar</text:p>
      <text:p text:style-name="P1"/>
      <text:p text:style-name="P1"><text:span text:style-name="T1">Caso de uso:</text:span> Administrar Muro. (by <text:span text:style-name="T6">Gabriel Lopez</text:span>)</text:p>
      <text:p text:style-name="P1"/>
      <text:p text:style-name="P1">Este caso de uso deberá generar el muro cada vez que se lo soliciten. Deberá buscar y mostrar todas las notificaciones que estén relacionadas con el usuario tales como solicitudes de amistad, etc.</text:p>
      <text:p text:style-name="P1"/>
      <text:p text:style-name="P1"><text:span text:style-name="T1">Caso de uso:</text:span> Alta de Álbum. (by <text:span text:style-name="T6">Gabriel Lopez</text:span>)</text:p>
      <text:p text:style-name="P1"/>
      <text:p text:style-name="P1">Cada usuario tiene la posibilidad de crear álbumes. Los mismo se crean con un nombre, un lugar y una descripción. No existe limite de creación de álbumes por usuarios.</text:p>
      <text:p text:style-name="P1"><text:soft-page-break/></text:p>
      <text:p text:style-name="P1"><text:span text:style-name="T1">Caso de uso:</text:span> Alta Comentario Foto</text:p>
      <text:p text:style-name="P1"/>
      <text:p text:style-name="P1">Cuando un usuario quiere agregar un comentario a una foto, se realiza una verificación de usuario, que incluye una verificación de amistad con el propietario del álbum, y permisos pertinentes proveídos por el propietario del álbum, que le permitan acceder al privilegio.</text:p>
      <text:p text:style-name="P1"/>
      <text:p text:style-name="P1"><text:span text:style-name="T1">Caso de uso:</text:span> Baja de comentarios (by <text:span text:style-name="T6">Jonathan Antolini</text:span>)</text:p>
      <text:p text:style-name="P1"/>
      <text:p text:style-name="P1">Cada usuario tiene permiso a borrar comentarios que el realice o que le escriban en su muro , para eso el sistema tiene que chequear los permisos que posee dicho usuario y realizarle la petición. </text:p>
      <text:p text:style-name="P1"/>
      <text:p text:style-name="P1"><text:span text:style-name="T1">Caso de uso:</text:span> Baja Grupo <text:span text:style-name="T9">Amigo</text:span></text:p>
      <text:p text:style-name="P1"/>
      <text:p text:style-name="P1">Cuando un usuario, dentro de un grupo, quiere salir del mismo, se realiza una verificación de usuario, para saber si pertenece al mismo grupo o no. </text:p>
      <text:p text:style-name="P1">Si el usuario pertenece al mismo, se verifica el rol del usuario dentro del grupo, si es el único administrador del grupo se opta por cerrar el grupo o delegar la responsabilidad a otro miembro, después de esto, se le permite salir al usuario. </text:p>
      <text:p text:style-name="P1">Si el usuario no pertenece al mismo, la opción de baja de grupo, no esta disponible.</text:p>
      <text:p text:style-name="P1"/>
      <text:p text:style-name="P1"><text:span text:style-name="T1">Caso de uso:</text:span> Bloquear Amigo. (by <text:span text:style-name="T6">Gabriel Lopez</text:span>)</text:p>
      <text:p text:style-name="P1"/>
      <text:p text:style-name="P1">Un usuario seleccionará un amigo y lo puede bloquear. Esto significa que dejarán de ser amigos y que no podrán ver ningún tipo de contenido del otro usuario.</text:p>
      <text:p text:style-name="P1"/>
      <text:p text:style-name="P1"><text:span text:style-name="T1">Caso de uso:</text:span> Búsqueda de usuarios. (by <text:span text:style-name="T6">Gabriel Lopez</text:span>)</text:p>
      <text:p text:style-name="P1"/>
      <text:p text:style-name="P1">Para realizar esta búsqueda se deberá otorgar el nombre y/o el apellido del usuario. Los resultados serán todos los que coincidan con lo pedido. Se mostraran todos los encontrados, ya seas aun amigos del usuario conectado o no. En el primer caso, se le permitirá acceder al muro, y en el otro, se permitirá enviar una solicitud de amistad.</text:p>
      <text:p text:style-name="P1"/>
      <text:p text:style-name="P4"><text:span text:style-name="T1">Caso de uso:</text:span> <text:span text:style-name="T8">Registrar Usuario</text:span>. (by <text:span text:style-name="T7">Marcelo Romagnoli</text:span>)</text:p>
      <text:p text:style-name="P4"/>
      <text:p text:style-name="P4"><text:span text:style-name="T8">El ingresante al sitio, en un rol de usuario Invitado, solicita al sistema el alta como Usuario del mismo, registrandose ingresando datos pertinentes.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oft-page-break/><text:span text:style-name="T2">Caso de uso:</text:span><text:span text:style-name="T8"> </text:span><text:span text:style-name="T9">Modificar Grupo Amigo</text:span><text:span text:style-name="T8">. (by </text:span><text:span text:style-name="T7">Marcelo Romagnoli</text:span><text:span text:style-name="T8">)</text:span></text:p>
      <text:p text:style-name="P5"><text:span text:style-name="T8"/></text:p>
      <text:p text:style-name="P6"><text:span text:style-name="T10">El Usuario puede cambiar alguna propiedad relacionada con el Grupo de Amigos que creo, y alterar la configuración del mismo.</text:span></text:p>
      <text:p text:style-name="P6"><text:span text:style-name="T10"/></text:p>
      <text:p text:style-name="P7"><text:span text:style-name="T3">Caso de uso:</text:span><text:span text:style-name="T10"> </text:span><text:span text:style-name="T11">Cambiar Miembros Grupos</text:span><text:span text:style-name="T10">. (by </text:span><text:span text:style-name="T7">Marcelo Romagnoli</text:span><text:span text:style-name="T10">)</text:span></text:p>
      <text:p text:style-name="P7"><text:span text:style-name="T10"/></text:p>
      <text:p text:style-name="P7"><text:span text:style-name="T11">El usuario puede modificar la disposición y el número de miembros de los Grupos de Amigos.</text:span></text:p>
      <text:p text:style-name="P7"><text:span text:style-name="T11"/></text:p>
      <text:p text:style-name="P8"><text:span text:style-name="T4">Caso de uso:</text:span><text:span text:style-name="T11"> </text:span><text:span text:style-name="T12">Eliminar Álbum Foto</text:span><text:span text:style-name="T11">. (by </text:span><text:span text:style-name="T7">Marcelo Romagnoli</text:span><text:span text:style-name="T11">)</text:span></text:p>
      <text:p text:style-name="P8"><text:span text:style-name="T11"/></text:p>
      <text:p text:style-name="P8"><text:span text:style-name="T12">El usuario solicita la remoción permanente de un album de fotos. Esta opción no se puede volver atrás.</text:span></text:p>
      <text:p text:style-name="P8"><text:span text:style-name="T12"/></text:p>
      <text:p text:style-name="P8"><text:span text:style-name="T4">Caso de uso:</text:span><text:span text:style-name="T11"> </text:span><text:span text:style-name="T12">Manejar Notificación</text:span><text:span text:style-name="T11">. (by </text:span><text:span text:style-name="T7">Marcelo Romagnoli</text:span><text:span text:style-name="T11">)</text:span></text:p>
      <text:p text:style-name="P8"><text:span text:style-name="T11"/></text:p>
      <text:p text:style-name="P9"><text:span text:style-name="T13">El sistema realiza las tareas de administrador de las notificaciones dentro del sistema entre y para los usuarios.</text:span></text:p>
      <text:p text:style-name="P9"><text:span text:style-name="T13"/></text:p>
      <text:p text:style-name="P10"><text:span text:style-name="T4">Caso de uso:</text:span><text:span text:style-name="T11"> </text:span><text:span text:style-name="T14">Enviar</text:span><text:span text:style-name="T12"> Notificación</text:span><text:span text:style-name="T11">. (by </text:span><text:span text:style-name="T7">Marcelo Romagnoli</text:span><text:span text:style-name="T11">)</text:span></text:p>
      <text:p text:style-name="P10"><text:span text:style-name="T11"/></text:p>
      <text:p text:style-name="P10"><text:span text:style-name="T14">El sistema envia a el/los usuario/s las notificaciones de nuevos sucesos y actividades entre sus usuarios Amigos.</text:span></text:p>
      <text:p text:style-name="P10"><text:span text:style-name="T14"/></text:p>
      <text:p text:style-name="P11"><text:span text:style-name="T4">Caso de uso:</text:span><text:span text:style-name="T11"> </text:span><text:span text:style-name="T15">Recibir</text:span><text:span text:style-name="T12"> Notificación</text:span><text:span text:style-name="T11">. (by </text:span><text:span text:style-name="T7">Marcelo Romagnoli</text:span><text:span text:style-name="T11">)</text:span></text:p>
      <text:p text:style-name="P11"><text:span text:style-name="T11"/></text:p>
      <text:p text:style-name="P12"><text:span text:style-name="T16">El usuario reconoce el recibimiento de una notificación y accede a su contenido.</text:span></text:p>
      <text:p text:style-name="P12"><text:span text:style-name="T16"/></text:p>
      <text:p text:style-name="P13"><text:span text:style-name="T4">Caso de uso:</text:span><text:span text:style-name="T11"> </text:span><text:span text:style-name="T14">Enviar</text:span><text:span text:style-name="T12"> </text:span><text:span text:style-name="T17">Email</text:span><text:span text:style-name="T11">. (by </text:span><text:span text:style-name="T7">Marcelo Romagnoli</text:span><text:span text:style-name="T11">)</text:span></text:p>
      <text:p text:style-name="P13"><text:span text:style-name="T11"/></text:p>
      <text:p text:style-name="P13"><text:span text:style-name="T17">Se le envia un correo electronico al usuario informandole de su notificación nueva.</text:span></text:p>
      <text:p text:style-name="P13"><text:span text:style-name="T17"/></text:p>
      <text:p text:style-name="P1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TakaoPGothic" svg:font-family="TakaoP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12:26</meta:creation-date>
    <dc:date>2011-04-20T09:59:35</dc:date>
    <meta:editing-duration>PT00H35M38S</meta:editing-duration>
    <meta:editing-cycles>18</meta:editing-cycles>
    <meta:generator>OpenOffice.org/3.2$Linux OpenOffice.org_project/320m19$Build-9505</meta:generator>
    <dc:creator>marce </dc:creator>
    <meta:document-statistic meta:table-count="0" meta:image-count="0" meta:object-count="0" meta:page-count="3" meta:paragraph-count="44" meta:word-count="826" meta:character-count="4896"/>
  </office:meta>
</office:document-meta>
</file>